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3pt" style:font-weight-asian="normal" style:font-size-complex="13pt" style:font-weight-complex="normal"/>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variant="normal" fo:text-transform="none" fo:color="#222222" style:font-name="Times New Roman" fo:font-size="13pt" fo:letter-spacing="normal" fo:font-style="normal" fo:font-weight="normal" style:font-size-asian="13pt" style:font-weight-asian="normal" style:font-size-complex="13pt" style:font-weight-complex="normal"/>
    </style:style>
    <style:style style:name="P7" style:family="paragraph" style:parent-style-name="Standard">
      <style:text-properties fo:font-variant="normal" fo:text-transform="none" fo:color="#222222" style:font-name="Times New Roman" fo:font-size="13pt" fo:letter-spacing="normal" fo:font-style="normal" style:text-underline-style="solid" style:text-underline-type="double" style:text-underline-width="auto" style:text-underline-color="font-color" fo:font-weight="normal" style:font-size-asian="13pt" style:font-weight-asian="normal" style:font-size-complex="13pt" style:font-weight-complex="normal"/>
    </style:style>
    <style:style style:name="P8" style:family="paragraph" style:parent-style-name="Standard">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9" style:family="paragraph" style:parent-style-name="Standard" style:list-style-name="L1">
      <style:text-properties fo:font-size="13pt" style:font-size-asian="13pt" style:font-size-complex="13pt"/>
    </style:style>
    <style:style style:name="P10" style:family="paragraph" style:parent-style-name="Standard" style:list-style-name="L3">
      <style:text-properties fo:font-size="13pt" style:font-size-asian="13pt" style:font-size-complex="13pt"/>
    </style:style>
    <style:style style:name="P11" style:family="paragraph" style:parent-style-name="Standard" style:list-style-name="L2"/>
    <style:style style:name="P12" style:family="paragraph" style:parent-style-name="Standard" style:list-style-name="L4">
      <style:text-properties fo:font-variant="normal" fo:text-transform="none" fo:color="#222222" style:font-name="Times New Roman" fo:font-size="13pt" fo:letter-spacing="normal" fo:font-style="normal" fo:font-weight="normal" style:font-size-asian="13pt" style:font-weight-asian="normal" style:font-size-complex="13pt" style:font-weight-complex="normal"/>
    </style:style>
    <style:style style:name="P13" style:family="paragraph" style:parent-style-name="Standard">
      <style:text-properties style:font-name="Times New Roman" fo:font-size="13pt" fo:font-weight="normal" style:font-size-asian="13pt" style:font-weight-asian="normal" style:font-size-complex="13pt" style:font-weight-complex="normal"/>
    </style:style>
    <style:style style:name="T1" style:family="text">
      <style:text-properties fo:font-size="13pt" style:font-size-asian="13pt" style:font-size-complex="13pt"/>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normal" style:font-weight-asian="normal" style:font-weight-complex="normal"/>
    </style:style>
    <style:style style:name="T4" style:family="text">
      <style:text-properties style:font-name="Times New Roman" fo:font-size="13pt" style:font-name-asian="Arial" style:font-size-asian="13pt" style:font-name-complex="Arial" style:font-size-complex="13pt"/>
    </style:style>
    <style:style style:name="T5" style:family="text">
      <style:text-properties style:font-name="Times New Roman" fo:font-size="13pt" fo:font-weight="normal"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6"/>Testing classifications</text:p>
      <text:p text:style-name="P1"/>
      <text:p text:style-name="P2">Testing is classified into three types.They are</text:p>
      <text:list xml:id="list36596048" text:style-name="L1">
        <text:list-item>
          <text:p text:style-name="P9">Depend on type of mode.</text:p>
        </text:list-item>
        <text:list-item>
          <text:p text:style-name="P9">Depend on type of object.</text:p>
        </text:list-item>
        <text:list-item>
          <text:p text:style-name="P9">Depend on Application.</text:p>
        </text:list-item>
      </text:list>
      <text:p text:style-name="P4"/>
      <text:p text:style-name="P3">Depend on type of mode:</text:p>
      <text:p text:style-name="P2">It can be done in two ways.</text:p>
      <text:list xml:id="list36602920" text:style-name="L2">
        <text:list-item>
          <text:p text:style-name="P11">Manual testing.</text:p>
        </text:list-item>
        <text:list-item>
          <text:p text:style-name="P11">Automation testing.</text:p>
        </text:list-item>
      </text:list>
      <text:p text:style-name="P3">Manual testing<text:span text:style-name="T3">:</text:span></text:p>
      <text:p text:style-name="P5"><text:span text:style-name="T3"><text:tab/></text:span><text:span text:style-name="T2">In this testing, QA will test the application to meet conditions of the requirement document manually.QA should have detail knowledge on business requirements to test.In this process repetitive work will be done where as time consumes and causes for manual errors.</text:span></text:p>
      <text:p text:style-name="P3">Automation testing:</text:p>
      <text:p text:style-name="P5"><text:span text:style-name="T1"><text:tab/></text:span><text:span text:style-name="T2">It comes to overcome the problems in manual testing. Repetitive work can be done using automation.We can go to automation when the software product is stable.</text:span></text:p>
      <text:p text:style-name="P2"/>
      <text:p text:style-name="P3">Depend on type of object:</text:p>
      <text:p text:style-name="P2">It is classified into 3 types.</text:p>
      <text:list xml:id="list36606343" text:style-name="L3">
        <text:list-item>
          <text:p text:style-name="P10">White box testing </text:p>
        </text:list-item>
        <text:list-item>
          <text:p text:style-name="P10">Black box testing.</text:p>
        </text:list-item>
        <text:list-item>
          <text:p text:style-name="P10">Gray Box testing.</text:p>
        </text:list-item>
      </text:list>
      <text:p text:style-name="P3">White box testing:</text:p>
      <text:p text:style-name="P6"><text:tab/>It is a testing method,having knowledge of programming code that examines the functionality of appliction.</text:p>
      <text:p text:style-name="P3">Black box testing:</text:p>
      <text:p text:style-name="Standard"><text:span text:style-name="T2"><text:tab/>It is a </text:span><text:span text:style-name="T5">testing method,</text:span><text:span text:style-name="T4">examines the functionality of an application without having the knowledge of internal working of the code.</text:span></text:p>
      <text:p text:style-name="P13"/>
      <text:p text:style-name="P3">Gray Box testing:</text:p>
      <text:p text:style-name="P2"><text:tab/>Both white box and black box tesing is done here.</text:p>
      <text:p text:style-name="P7"/>
      <text:p text:style-name="P8">Depend on Application:</text:p>
      <text:p text:style-name="P6">It is divided into 2 types</text:p>
      <text:list xml:id="list36594981" text:style-name="L4">
        <text:list-item>
          <text:p text:style-name="P12">Static testing:Without executing any test cases,QA will validate the sample mock ups sent by UI developers with the knowledge of requiements.</text:p>
        </text:list-item>
        <text:list-item>
          <text:p text:style-name="P12">Dynamic testing:QA will validate the application with against developed applicatio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20H28M14S</meta:editing-duration>
    <meta:editing-cycles>26</meta:editing-cycles>
    <meta:generator>OpenOffice.org/3.3$Win32 OpenOffice.org_project/330m20$Build-9567</meta:generator>
    <dc:date>2018-11-16T19:17:57.50</dc:date>
    <meta:document-statistic meta:table-count="0" meta:image-count="0" meta:object-count="0" meta:page-count="1" meta:paragraph-count="28" meta:word-count="233" meta:character-count="1449"/>
    <meta:user-defined meta:name="Info 1"/>
    <meta:user-defined meta:name="Info 2"/>
    <meta:user-defined meta:name="Info 3"/>
    <meta:user-defined meta:name="Info 4"/>
  </office:meta>
</office:document-meta>
</file>